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68000006B2C4070184834E08E6.png" manifest:media-type="image/png"/>
  <manifest:file-entry manifest:full-path="Pictures/10000201000004F600000353E35BD0F3DE8F4BA9.png" manifest:media-type="image/png"/>
  <manifest:file-entry manifest:full-path="Pictures/10000000000001F60000034CEFF937A564404123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 style:font-adornments="Regular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8cm, 1.832cm, 0.004cm, 1.12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00a933" draw:marker-start-width="0.356cm" draw:marker-end-width="0.356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e16173" draw:marker-start-width="0.356cm" draw:marker-end-width="0.356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306cm" fo:min-width="0.982cm" fo:wrap-option="no-wrap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306cm" fo:min-width="2.278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0.827cm"/>
    </style:style>
    <style:style style:name="gr11" style:family="graphic" style:parent-style-name="standard">
      <style:graphic-properties svg:stroke-width="0.102cm" svg:stroke-color="#729fcf" draw:marker-start-width="0.356cm" draw:marker-end-width="0.356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b2b2b2" draw:marker-start-width="0.356cm" draw:marker-end-width="0.356cm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Glue Points" svg:width="0.2cm" svg:height="0.2cm" svg:x="14.609cm" svg:y="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Glue Points" svg:width="0.2cm" svg:height="0.2cm" svg:x="13.708cm" svg:y="7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Glue Points" svg:width="0.2cm" svg:height="0.2cm" svg:x="10.555cm" svg:y="7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Glue Points" svg:width="0.2cm" svg:height="0.2cm" svg:x="9.421cm" svg:y="5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Glue Points" svg:width="0.2cm" svg:height="0.2cm" svg:x="14.709cm" svg:y="5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Glue Points" svg:width="0.2cm" svg:height="0.2cm" svg:x="5.935cm" svg:y="8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Glue Points" svg:width="0.2cm" svg:height="0.2cm" svg:x="5.935cm" svg:y="8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Glue Points" svg:width="0.2cm" svg:height="0.2cm" svg:x="13.48cm" svg:y="7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Glue Points" svg:width="0.2cm" svg:height="0.2cm" svg:x="13.274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Glue Points" svg:width="0.2cm" svg:height="0.2cm" svg:x="11.113cm" svg:y="3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Glue Points" svg:width="0.2cm" svg:height="0.2cm" svg:x="10.887cm" svg:y="3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Glue Points" svg:width="0.2cm" svg:height="0.2cm" svg:x="10.911cm" svg:y="2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Glue Points" svg:width="0.2cm" svg:height="0.2cm" svg:x="11.144cm" svg:y="2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Glue Points" svg:width="0.2cm" svg:height="0.2cm" svg:x="11.349cm" svg:y="3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46cm" svg:height="5.121cm" draw:transform="rotate (1.5707963267949) translate (9.909cm 9.638cm)">
          <draw:image xlink:href="Pictures/10000000000001F60000034CEFF937A564404123.jpg" xlink:type="simple" xlink:show="embed" xlink:actuate="onLoad" loext:mime-type="image/jpeg">
            <text:p/>
          </draw:image>
        </draw:frame>
        <draw:frame draw:style-name="gr3" draw:text-style-name="P1" draw:layer="layout" svg:width="7.463cm" svg:height="5cm" svg:x="8.346cm" svg:y="0.956cm">
          <draw:image xlink:href="Pictures/10000201000004F600000353E35BD0F3DE8F4BA9.png" xlink:type="simple" xlink:show="embed" xlink:actuate="onLoad" loext:mime-type="image/png">
            <text:p/>
          </draw:image>
        </draw:frame>
        <draw:connector draw:style-name="gr4" draw:text-style-name="P2" draw:layer="layout" draw:line-skew="0.786cm" svg:x1="11.213cm" svg:y1="3.888cm" svg:x2="13.58cm" svg:y2="7.267cm" draw:start-shape="id1" draw:start-glue-point="8" draw:end-shape="id2" draw:end-glue-point="4" svg:d="M11213 3888v2475h2367v904" svg:viewBox="0 0 2368 3380">
          <text:p/>
        </draw:connector>
        <draw:connector draw:style-name="gr5" draw:text-style-name="P2" draw:layer="layout" draw:line-skew="0.99cm" svg:x1="10.987cm" svg:y1="3.884cm" svg:x2="13.374cm" svg:y2="7.269cm" draw:start-shape="id3" draw:start-glue-point="8" draw:end-shape="id4" draw:end-glue-point="4" svg:d="M10987 3884v2682h2387v703" svg:viewBox="0 0 2388 3386">
          <text:p/>
        </draw:connector>
        <draw:frame draw:style-name="gr3" draw:text-style-name="P1" draw:layer="layout" svg:width="4.209cm" svg:height="8.275cm" svg:x="2cm" svg:y="1.703cm">
          <draw:image xlink:href="Pictures/1000020100000368000006B2C4070184834E08E6.png" xlink:type="simple" xlink:show="embed" xlink:actuate="onLoad" loext:mime-type="image/png">
            <text:p/>
          </draw:image>
        </draw:frame>
        <draw:connector draw:style-name="gr6" draw:text-style-name="P2" draw:layer="layout" draw:line-skew="0cm -1.299cm" svg:x1="11.011cm" svg:y1="2.755cm" svg:x2="6.135cm" svg:y2="8.735cm" draw:start-shape="id5" draw:start-glue-point="4" draw:end-shape="id6" draw:end-glue-point="10" svg:d="M11011 2755v-502h-3788v6482h-1088" svg:viewBox="0 0 4877 6483">
          <text:p/>
        </draw:connector>
        <draw:connector draw:style-name="gr7" draw:text-style-name="P2" draw:layer="layout" draw:line-skew="-0.397cm -0.999cm" svg:x1="11.244cm" svg:y1="2.757cm" svg:x2="6.135cm" svg:y2="8.978cm" draw:start-shape="id7" draw:start-glue-point="4" draw:end-shape="id8" draw:end-glue-point="10" svg:d="M11244 2757v-899h-3604v7120h-1505" svg:viewBox="0 0 5110 7121">
          <text:p/>
        </draw:connector>
        <draw:custom-shape draw:style-name="gr8" draw:text-style-name="P3" draw:layer="layout" svg:width="1.6cm" svg:height="0.6cm" svg:x="8.5cm" svg:y="3.6cm">
          <text:p text:style-name="P2">X9C104</text:p>
          <draw:enhanced-geometry svg:viewBox="0 0 21600 21600" draw:text-areas="800 800 20800 20800" draw:type="round-rectangular-callout" draw:modifiers="28817.9887570269 -6469.21797004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cm" svg:height="0.6cm" svg:x="7.235cm" svg:y="9.435cm">
          <text:p text:style-name="P2">ESP32-DevKitC</text:p>
          <draw:enhanced-geometry svg:viewBox="0 0 21600 21600" draw:text-areas="800 800 20800 20800" draw:type="round-rectangular-callout" draw:modifiers="25479.5068310563 -3594.00998336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10.8cm" svg:height="1.407cm" svg:x="3.035cm" svg:y="10.472cm">
          <draw:text-box>
            <text:p text:style-name="P2"><text:span text:style-name="T1">X9C104 Digital Potentiometer Testing Setup</text:span></text:p>
            <text:p text:style-name="P2"><text:span text:style-name="T2"/></text:p>
            <text:p text:style-name="P2"><text:span text:style-name="T3">For details see https://github.com/krzychb/toit-samples/tree/main/x9cn0n</text:span></text:p>
          </draw:text-box>
        </draw:frame>
        <draw:connector draw:style-name="gr6" draw:text-style-name="P2" draw:layer="layout" draw:line-skew="-1.018cm 0.106cm" svg:x1="14.809cm" svg:y1="5.378cm" svg:x2="14.809cm" svg:y2="9.478cm" draw:start-shape="id9" draw:start-glue-point="8" draw:end-shape="id10" draw:end-glue-point="10" svg:d="M14809 5378v981h606v3119h-606" svg:viewBox="0 0 607 4101">
          <text:p/>
        </draw:connector>
        <draw:connector draw:style-name="gr11" draw:text-style-name="P2" draw:layer="layout" svg:x1="9.521cm" svg:y1="5.536cm" svg:x2="10.555cm" svg:y2="7.283cm" draw:start-shape="id11" draw:start-glue-point="8" draw:end-shape="id12" draw:end-glue-point="6" svg:d="M9521 5536v1747h1034" svg:viewBox="0 0 1035 1748">
          <text:p/>
        </draw:connector>
        <draw:connector draw:style-name="gr12" draw:text-style-name="P2" draw:layer="layout" draw:line-skew="0.578cm" svg:x1="11.449cm" svg:y1="3.882cm" svg:x2="13.808cm" svg:y2="7.265cm" draw:start-shape="id13" draw:start-glue-point="8" draw:end-shape="id14" draw:end-glue-point="4" svg:d="M11449 3882v2269h2359v1114" svg:viewBox="0 0 2360 33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2" svg:font-family="'Helvetica Neue'" style:font-adornments="Regular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Regular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Helvetica Neue2" fo:font-family="'Helvetica Neue'" style:font-style-name="Regular" style:font-pitch="variable" fo:font-size="10pt"/>
    </style:style>
    <style:style style:name="Shapes" style:family="graphic" style:parent-style-name="Graphic">
      <style:graphic-properties draw:stroke="none" draw:fill="gradient" draw:fill-gradient-name="Shapes"/>
      <style:text-properties fo:font-size="10pt" fo:font-weight="normal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2cm" svg:stroke-color="#000000" draw:marker-start-width="0.11cm" draw:marker-end-width="0.11cm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5cm" svg:stroke-color="#ff3034" draw:marker-start-width="0.23cm" draw:marker-end="Circle" draw:marker-end-width="0.23cm" draw:marker-end-center="true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screen"/>
      <draw:layer draw:name="background"/>
      <draw:layer draw:name="backgroundobjects"/>
      <draw:layer draw:name="controls" draw:display="screen"/>
      <draw:layer draw:name="measurelines"/>
      <draw:layer draw:name="Glue Poin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4:34:08.420146614</meta:creation-date>
    <dc:date>2022-01-19T20:28:03.439177972</dc:date>
    <meta:editing-duration>PT11H41M15S</meta:editing-duration>
    <meta:editing-cycles>58</meta:editing-cycles>
    <meta:generator>LibreOffice_Vanilla/6.2.6.2$MacOSX_X86_64 LibreOffice_project/684e730861356e74889dfe6dbddd3562aae2e6ad</meta:generator>
    <meta:document-statistic meta:object-count="27"/>
  </office:meta>
</office:document-meta>
</file>